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2">
      <style:table-cell-properties fo:padding="0.071cm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style:text-line-through-style="solid" style:text-line-through-type="singl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shapes>
          <draw:frame draw:z-index="0" draw:style-name="gr1" draw:text-style-name="P1" svg:width="15.999cm" svg:height="8.999cm" svg:x="35.322cm" svg:y="14.98cm">
            <draw:object draw:notify-on-update-of-ranges="Tabelle1.L28:Tabelle1.L30 Tabelle1.M28:Tabelle1.M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float" office:value="9.72" calcext:value-type="float">
            <text:p>9,72</text:p>
          </table:table-cell>
          <table:table-cell table:style-name="ce1" office:value-type="float" office:value="10.53" calcext:value-type="float">
            <text:p>10,53</text:p>
          </table:table-cell>
          <table:table-cell table:style-name="ce1" office:value-type="float" office:value="11.19" calcext:value-type="float">
            <text:p>11,19</text:p>
          </table:table-cell>
          <table:table-cell table:style-name="ce1" office:value-type="float" office:value="10.18" calcext:value-type="float">
            <text:p>10,18</text:p>
          </table:table-cell>
          <table:table-cell table:style-name="ce1" office:value-type="float" office:value="11.15" calcext:value-type="float">
            <text:p>11,15</text:p>
          </table:table-cell>
          <table:table-cell table:style-name="ce1"/>
          <table:table-cell table:style-name="ce1" table:formula="of:=AVERAGE([.A1:.E1])" office:value-type="float" office:value="10.554" calcext:value-type="float">
            <text:p>10,55</text:p>
          </table:table-cell>
          <table:table-cell table:style-name="ce1"/>
          <table:table-cell table:style-name="ce1" office:value-type="float" office:value="4.78" calcext:value-type="float">
            <text:p>4,78</text:p>
          </table:table-cell>
          <table:table-cell table:style-name="ce1" office:value-type="float" office:value="4.59" calcext:value-type="float">
            <text:p>4,59</text:p>
          </table:table-cell>
          <table:table-cell table:style-name="ce1" office:value-type="float" office:value="4.12" calcext:value-type="float">
            <text:p>4,12</text:p>
          </table:table-cell>
          <table:table-cell table:style-name="ce1" office:value-type="float" office:value="4.75" calcext:value-type="float">
            <text:p>4,75</text:p>
          </table:table-cell>
          <table:table-cell table:style-name="ce1" office:value-type="float" office:value="4.34" calcext:value-type="float">
            <text:p>4,34</text:p>
          </table:table-cell>
          <table:table-cell table:style-name="ce1"/>
          <table:table-cell table:style-name="ce1" table:formula="of:=AVERAGE([.I1:.M1])" office:value-type="float" office:value="4.516" calcext:value-type="float">
            <text:p>4,5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1007"/>
        </table:table-row>
        <table:table-row table:style-name="ro1">
          <table:table-cell table:style-name="ce1" office:value-type="float" office:value="19.28" calcext:value-type="float">
            <text:p>19,28</text:p>
          </table:table-cell>
          <table:table-cell table:style-name="ce1" office:value-type="float" office:value="20.03" calcext:value-type="float">
            <text:p>20,03</text:p>
          </table:table-cell>
          <table:table-cell table:style-name="ce1" office:value-type="float" office:value="18.84" calcext:value-type="float">
            <text:p>18,84</text:p>
          </table:table-cell>
          <table:table-cell table:style-name="ce1" office:value-type="float" office:value="17.32" calcext:value-type="float">
            <text:p>17,32</text:p>
          </table:table-cell>
          <table:table-cell table:style-name="ce1" office:value-type="float" office:value="17.4" calcext:value-type="float">
            <text:p>17,40</text:p>
          </table:table-cell>
          <table:table-cell table:style-name="ce1"/>
          <table:table-cell table:style-name="ce1" table:formula="of:=AVERAGE([.A2:.E2])" office:value-type="float" office:value="18.574" calcext:value-type="float">
            <text:p>18,57</text:p>
          </table:table-cell>
          <table:table-cell table:style-name="ce1"/>
          <table:table-cell table:style-name="ce1" office:value-type="float" office:value="3.56" calcext:value-type="float">
            <text:p>3,56</text:p>
          </table:table-cell>
          <table:table-cell table:style-name="ce1" office:value-type="float" office:value="3.62" calcext:value-type="float">
            <text:p>3,62</text:p>
          </table:table-cell>
          <table:table-cell table:style-name="ce1" office:value-type="float" office:value="3.59" calcext:value-type="float">
            <text:p>3,59</text:p>
          </table:table-cell>
          <table:table-cell table:style-name="ce1" office:value-type="float" office:value="3.31" calcext:value-type="float">
            <text:p>3,31</text:p>
          </table:table-cell>
          <table:table-cell table:style-name="ce1" office:value-type="float" office:value="3.28" calcext:value-type="float">
            <text:p>3,28</text:p>
          </table:table-cell>
          <table:table-cell table:style-name="ce1"/>
          <table:table-cell table:style-name="ce1" table:formula="of:=AVERAGE([.I2:.M2])" office:value-type="float" office:value="3.472" calcext:value-type="float">
            <text:p>3,47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1007"/>
        </table:table-row>
        <table:table-row table:style-name="ro1">
          <table:table-cell table:style-name="ce1" office:value-type="float" office:value="22" calcext:value-type="float">
            <text:p>22,00</text:p>
          </table:table-cell>
          <table:table-cell table:style-name="ce1" office:value-type="float" office:value="18.5" calcext:value-type="float">
            <text:p>18,50</text:p>
          </table:table-cell>
          <table:table-cell table:style-name="ce1" table:number-columns-repeated="4"/>
          <table:table-cell table:style-name="ce1" table:formula="of:=AVERAGE([.A3:.E3])" office:value-type="float" office:value="20.25" calcext:value-type="float">
            <text:p>20,25</text:p>
          </table:table-cell>
          <table:table-cell table:style-name="ce1"/>
          <table:table-cell table:style-name="ce1" office:value-type="float" office:value="8.44" calcext:value-type="float">
            <text:p>8,44</text:p>
          </table:table-cell>
          <table:table-cell table:style-name="ce1" office:value-type="float" office:value="9.82" calcext:value-type="float">
            <text:p>9,82</text:p>
          </table:table-cell>
          <table:table-cell table:style-name="ce1" table:number-columns-repeated="4"/>
          <table:table-cell table:style-name="ce1" table:formula="of:=AVERAGE([.I3:.M3])" office:value-type="float" office:value="9.13" calcext:value-type="float">
            <text:p>9,13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1007"/>
        </table:table-row>
        <table:table-row table:style-name="ro1">
          <table:table-cell table:style-name="ce1" office:value-type="float" office:value="23.72" calcext:value-type="float">
            <text:p>23,72</text:p>
          </table:table-cell>
          <table:table-cell table:style-name="ce1" office:value-type="float" office:value="25.5" calcext:value-type="float">
            <text:p>25,50</text:p>
          </table:table-cell>
          <table:table-cell table:style-name="ce1" office:value-type="float" office:value="23.78" calcext:value-type="float">
            <text:p>23,78</text:p>
          </table:table-cell>
          <table:table-cell table:style-name="ce1" office:value-type="float" office:value="24.06" calcext:value-type="float">
            <text:p>24,06</text:p>
          </table:table-cell>
          <table:table-cell table:style-name="ce1" office:value-type="float" office:value="21.59" calcext:value-type="float">
            <text:p>21,59</text:p>
          </table:table-cell>
          <table:table-cell table:style-name="ce1"/>
          <table:table-cell table:style-name="ce1" table:formula="of:=AVERAGE([.A4:.E4])" office:value-type="float" office:value="23.73" calcext:value-type="float">
            <text:p>23,73</text:p>
          </table:table-cell>
          <table:table-cell table:style-name="ce1"/>
          <table:table-cell table:style-name="ce1" office:value-type="float" office:value="9.21" calcext:value-type="float">
            <text:p>9,21</text:p>
          </table:table-cell>
          <table:table-cell table:style-name="ce1" office:value-type="float" office:value="9.53" calcext:value-type="float">
            <text:p>9,53</text:p>
          </table:table-cell>
          <table:table-cell table:style-name="ce1" office:value-type="float" office:value="9.1" calcext:value-type="float">
            <text:p>9,10</text:p>
          </table:table-cell>
          <table:table-cell table:style-name="ce1" office:value-type="float" office:value="8.5" calcext:value-type="float">
            <text:p>8,50</text:p>
          </table:table-cell>
          <table:table-cell table:style-name="ce1" office:value-type="float" office:value="8.94" calcext:value-type="float">
            <text:p>8,94</text:p>
          </table:table-cell>
          <table:table-cell table:style-name="ce1"/>
          <table:table-cell table:style-name="ce1" table:formula="of:=AVERAGE([.I4:.M4])" office:value-type="float" office:value="9.056" calcext:value-type="float">
            <text:p>9,06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1007"/>
        </table:table-row>
        <table:table-row table:style-name="ro2">
          <table:table-cell table:style-name="ce1" office:value-type="float" office:value="8.97" calcext:value-type="float">
            <text:p>8,97</text:p>
          </table:table-cell>
          <table:table-cell table:style-name="ce1" table:number-columns-repeated="5"/>
          <table:table-cell table:style-name="ce1" table:formula="of:=AVERAGE([.A5:.E5])" office:value-type="float" office:value="8.97" calcext:value-type="float">
            <text:p>8,97</text:p>
          </table:table-cell>
          <table:table-cell table:style-name="ce1"/>
          <table:table-cell table:style-name="ce1" office:value-type="float" office:value="11.94" calcext:value-type="float">
            <text:p>11,94</text:p>
          </table:table-cell>
          <table:table-cell table:style-name="ce1" table:number-columns-repeated="5"/>
          <table:table-cell table:style-name="ce1" table:formula="of:=AVERAGE([.I5:.M5])" office:value-type="float" office:value="11.94" calcext:value-type="float">
            <text:p>11,94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1007"/>
        </table:table-row>
        <table:table-row table:style-name="ro2">
          <table:table-cell table:style-name="ce1" office:value-type="float" office:value="15.31" calcext:value-type="float">
            <text:p>15,31</text:p>
          </table:table-cell>
          <table:table-cell table:style-name="ce1" table:number-columns-repeated="5"/>
          <table:table-cell table:style-name="ce1" table:formula="of:=AVERAGE([.A6:.E6])" office:value-type="float" office:value="15.31" calcext:value-type="float">
            <text:p>15,31</text:p>
          </table:table-cell>
          <table:table-cell table:style-name="ce1"/>
          <table:table-cell table:style-name="ce1" office:value-type="float" office:value="31.25" calcext:value-type="float">
            <text:p>31,25</text:p>
          </table:table-cell>
          <table:table-cell table:style-name="ce1" table:number-columns-repeated="5"/>
          <table:table-cell table:style-name="ce1" table:formula="of:=AVERAGE([.I6:.M6])" office:value-type="float" office:value="31.25" calcext:value-type="float">
            <text:p>31,25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1007"/>
        </table:table-row>
        <table:table-row table:style-name="ro2">
          <table:table-cell table:style-name="ce1" office:value-type="float" office:value="17" calcext:value-type="float">
            <text:p>17,00</text:p>
          </table:table-cell>
          <table:table-cell table:style-name="ce1" office:value-type="float" office:value="18.6" calcext:value-type="float">
            <text:p>18,60</text:p>
          </table:table-cell>
          <table:table-cell table:style-name="ce1" table:number-columns-repeated="4"/>
          <table:table-cell table:style-name="ce1" table:formula="of:=AVERAGE([.A7:.E7])" office:value-type="float" office:value="17.8" calcext:value-type="float">
            <text:p>17,80</text:p>
          </table:table-cell>
          <table:table-cell table:style-name="ce1"/>
          <table:table-cell table:style-name="ce1" office:value-type="float" office:value="25.03" calcext:value-type="float">
            <text:p>25,03</text:p>
          </table:table-cell>
          <table:table-cell table:style-name="ce1" office:value-type="float" office:value="26.44" calcext:value-type="float">
            <text:p>26,44</text:p>
          </table:table-cell>
          <table:table-cell table:style-name="ce1" table:number-columns-repeated="4"/>
          <table:table-cell table:style-name="ce1" table:formula="of:=AVERAGE([.I7:.M7])" office:value-type="float" office:value="25.735" calcext:value-type="float">
            <text:p>25,74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1007"/>
        </table:table-row>
        <table:table-row table:style-name="ro2">
          <table:table-cell table:style-name="ce1" office:value-type="float" office:value="20.4" calcext:value-type="float">
            <text:p>20,40</text:p>
          </table:table-cell>
          <table:table-cell table:style-name="ce1" office:value-type="float" office:value="22.81" calcext:value-type="float">
            <text:p>22,81</text:p>
          </table:table-cell>
          <table:table-cell table:style-name="ce1" office:value-type="float" office:value="20.62" calcext:value-type="float">
            <text:p>20,62</text:p>
          </table:table-cell>
          <table:table-cell table:style-name="ce1" office:value-type="float" office:value="23.18" calcext:value-type="float">
            <text:p>23,18</text:p>
          </table:table-cell>
          <table:table-cell table:style-name="ce1" office:value-type="float" office:value="22.57" calcext:value-type="float">
            <text:p>22,57</text:p>
          </table:table-cell>
          <table:table-cell table:style-name="ce1"/>
          <table:table-cell table:style-name="ce1" table:formula="of:=AVERAGE([.A8:.E8])" office:value-type="float" office:value="21.916" calcext:value-type="float">
            <text:p>21,92</text:p>
          </table:table-cell>
          <table:table-cell table:style-name="ce1"/>
          <table:table-cell table:style-name="ce1" office:value-type="float" office:value="5.66" calcext:value-type="float">
            <text:p>5,66</text:p>
          </table:table-cell>
          <table:table-cell table:style-name="ce1" office:value-type="float" office:value="5.63" calcext:value-type="float">
            <text:p>5,63</text:p>
          </table:table-cell>
          <table:table-cell table:style-name="ce1" office:value-type="float" office:value="5.13" calcext:value-type="float">
            <text:p>5,13</text:p>
          </table:table-cell>
          <table:table-cell table:style-name="ce1" office:value-type="float" office:value="5.81" calcext:value-type="float">
            <text:p>5,81</text:p>
          </table:table-cell>
          <table:table-cell table:style-name="ce1" office:value-type="float" office:value="5.15" calcext:value-type="float">
            <text:p>5,15</text:p>
          </table:table-cell>
          <table:table-cell table:style-name="ce1"/>
          <table:table-cell table:style-name="ce1" table:formula="of:=AVERAGE([.I8:.M8])" office:value-type="float" office:value="5.476" calcext:value-type="float">
            <text:p>5,48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1007"/>
        </table:table-row>
        <table:table-row table:style-name="ro2">
          <table:table-cell table:style-name="ce1" office:value-type="float" office:value="19.06" calcext:value-type="float">
            <text:p>19,06</text:p>
          </table:table-cell>
          <table:table-cell table:style-name="ce1" office:value-type="float" office:value="15.13" calcext:value-type="float">
            <text:p>15,13</text:p>
          </table:table-cell>
          <table:table-cell table:style-name="ce1" office:value-type="float" office:value="17.91" calcext:value-type="float">
            <text:p>17,91</text:p>
          </table:table-cell>
          <table:table-cell table:style-name="ce1" office:value-type="float" office:value="20.1" calcext:value-type="float">
            <text:p>20,10</text:p>
          </table:table-cell>
          <table:table-cell table:style-name="ce1" office:value-type="float" office:value="19.18" calcext:value-type="float">
            <text:p>19,18</text:p>
          </table:table-cell>
          <table:table-cell table:style-name="ce1"/>
          <table:table-cell table:style-name="ce1" table:formula="of:=AVERAGE([.A9:.E9])" office:value-type="float" office:value="18.276" calcext:value-type="float">
            <text:p>18,28</text:p>
          </table:table-cell>
          <table:table-cell table:style-name="ce1"/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8.93" calcext:value-type="float">
            <text:p>8,93</text:p>
          </table:table-cell>
          <table:table-cell table:style-name="ce1" office:value-type="float" office:value="9.4" calcext:value-type="float">
            <text:p>9,40</text:p>
          </table:table-cell>
          <table:table-cell table:style-name="ce1" office:value-type="float" office:value="10.18" calcext:value-type="float">
            <text:p>10,18</text:p>
          </table:table-cell>
          <table:table-cell table:style-name="ce1" office:value-type="float" office:value="9.47" calcext:value-type="float">
            <text:p>9,47</text:p>
          </table:table-cell>
          <table:table-cell table:style-name="ce1"/>
          <table:table-cell table:style-name="ce1" table:formula="of:=AVERAGE([.I9:.M9])" office:value-type="float" office:value="9.584" calcext:value-type="float">
            <text:p>9,58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1007"/>
        </table:table-row>
        <table:table-row table:style-name="ro2">
          <table:table-cell table:style-name="ce1" office:value-type="float" office:value="14" calcext:value-type="float">
            <text:p>14,00</text:p>
          </table:table-cell>
          <table:table-cell table:style-name="ce1" table:number-columns-repeated="5"/>
          <table:table-cell table:style-name="ce1" table:formula="of:=AVERAGE([.A10:.E10])" office:value-type="float" office:value="14" calcext:value-type="float">
            <text:p>14,00</text:p>
          </table:table-cell>
          <table:table-cell table:style-name="ce1"/>
          <table:table-cell table:style-name="ce1" office:value-type="float" office:value="10.41" calcext:value-type="float">
            <text:p>10,41</text:p>
          </table:table-cell>
          <table:table-cell table:style-name="ce1" table:number-columns-repeated="5"/>
          <table:table-cell table:style-name="ce1" table:formula="of:=AVERAGE([.I10:.M10])" office:value-type="float" office:value="10.41" calcext:value-type="float">
            <text:p>10,41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1007"/>
        </table:table-row>
        <table:table-row table:style-name="ro2">
          <table:table-cell table:style-name="ce1" office:value-type="float" office:value="7.68" calcext:value-type="float">
            <text:p>7,68</text:p>
          </table:table-cell>
          <table:table-cell table:style-name="ce1" office:value-type="float" office:value="8.75" calcext:value-type="float">
            <text:p>8,75</text:p>
          </table:table-cell>
          <table:table-cell table:style-name="ce1" table:number-columns-repeated="4"/>
          <table:table-cell table:style-name="ce1" table:formula="of:=AVERAGE([.A11:.E11])" office:value-type="float" office:value="8.215" calcext:value-type="float">
            <text:p>8,22</text:p>
          </table:table-cell>
          <table:table-cell table:style-name="ce1"/>
          <table:table-cell table:style-name="ce1" office:value-type="float" office:value="7.25" calcext:value-type="float">
            <text:p>7,25</text:p>
          </table:table-cell>
          <table:table-cell table:style-name="ce1" office:value-type="float" office:value="6.96" calcext:value-type="float">
            <text:p>6,96</text:p>
          </table:table-cell>
          <table:table-cell table:style-name="ce1" table:number-columns-repeated="4"/>
          <table:table-cell table:style-name="ce1" table:formula="of:=AVERAGE([.I11:.M11])" office:value-type="float" office:value="7.105" calcext:value-type="float">
            <text:p>7,1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007"/>
        </table:table-row>
        <table:table-row table:style-name="ro2">
          <table:table-cell table:style-name="ce1" office:value-type="float" office:value="12.44" calcext:value-type="float">
            <text:p>12,44</text:p>
          </table:table-cell>
          <table:table-cell table:style-name="ce1" office:value-type="float" office:value="11.84" calcext:value-type="float">
            <text:p>11,84</text:p>
          </table:table-cell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10.53" calcext:value-type="float">
            <text:p>10,53</text:p>
          </table:table-cell>
          <table:table-cell table:style-name="ce1"/>
          <table:table-cell table:style-name="ce1" table:formula="of:=AVERAGE([.A12:.E12])" office:value-type="float" office:value="11.604" calcext:value-type="float">
            <text:p>11,60</text:p>
          </table:table-cell>
          <table:table-cell table:style-name="ce1"/>
          <table:table-cell table:style-name="ce1" office:value-type="float" office:value="12.32" calcext:value-type="float">
            <text:p>12,32</text:p>
          </table:table-cell>
          <table:table-cell table:style-name="ce1" office:value-type="float" office:value="12.34" calcext:value-type="float">
            <text:p>12,34</text:p>
          </table:table-cell>
          <table:table-cell table:style-name="ce1" office:value-type="float" office:value="12.82" calcext:value-type="float">
            <text:p>12,82</text:p>
          </table:table-cell>
          <table:table-cell table:style-name="ce1" office:value-type="float" office:value="12.87" calcext:value-type="float">
            <text:p>12,87</text:p>
          </table:table-cell>
          <table:table-cell table:style-name="ce1" office:value-type="float" office:value="12.59" calcext:value-type="float">
            <text:p>12,59</text:p>
          </table:table-cell>
          <table:table-cell table:style-name="ce1"/>
          <table:table-cell table:style-name="ce1" table:formula="of:=AVERAGE([.I12:.M12])" office:value-type="float" office:value="12.588" calcext:value-type="float">
            <text:p>12,59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07"/>
        </table:table-row>
        <table:table-row table:style-name="ro2">
          <table:table-cell table:style-name="ce1" office:value-type="float" office:value="11.63" calcext:value-type="float">
            <text:p>11,63</text:p>
          </table:table-cell>
          <table:table-cell table:style-name="ce1" office:value-type="float" office:value="13.72" calcext:value-type="float">
            <text:p>13,72</text:p>
          </table:table-cell>
          <table:table-cell table:style-name="ce1" office:value-type="float" office:value="12.66" calcext:value-type="float">
            <text:p>12,66</text:p>
          </table:table-cell>
          <table:table-cell table:style-name="ce1" office:value-type="float" office:value="12.88" calcext:value-type="float">
            <text:p>12,88</text:p>
          </table:table-cell>
          <table:table-cell table:style-name="ce1" office:value-type="float" office:value="11.84" calcext:value-type="float">
            <text:p>11,84</text:p>
          </table:table-cell>
          <table:table-cell table:style-name="ce1"/>
          <table:table-cell table:style-name="ce1" table:formula="of:=AVERAGE([.A13:.E13])" office:value-type="float" office:value="12.546" calcext:value-type="float">
            <text:p>12,55</text:p>
          </table:table-cell>
          <table:table-cell table:style-name="ce1"/>
          <table:table-cell table:style-name="ce1" office:value-type="float" office:value="12.13" calcext:value-type="float">
            <text:p>12,13</text:p>
          </table:table-cell>
          <table:table-cell table:style-name="ce1" office:value-type="float" office:value="12.81" calcext:value-type="float">
            <text:p>12,81</text:p>
          </table:table-cell>
          <table:table-cell table:style-name="ce1" office:value-type="float" office:value="11.94" calcext:value-type="float">
            <text:p>11,94</text:p>
          </table:table-cell>
          <table:table-cell table:style-name="ce1" office:value-type="float" office:value="11.87" calcext:value-type="float">
            <text:p>11,87</text:p>
          </table:table-cell>
          <table:table-cell table:style-name="ce1" office:value-type="float" office:value="11.54" calcext:value-type="float">
            <text:p>11,54</text:p>
          </table:table-cell>
          <table:table-cell table:style-name="ce1"/>
          <table:table-cell table:style-name="ce1" table:formula="of:=AVERAGE([.I13:.M13])" office:value-type="float" office:value="12.058" calcext:value-type="float">
            <text:p>12,06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07"/>
        </table:table-row>
        <table:table-row table:style-name="ro2">
          <table:table-cell table:style-name="ce1" office:value-type="float" office:value="10.72" calcext:value-type="float">
            <text:p>10,72</text:p>
          </table:table-cell>
          <table:table-cell table:style-name="ce1" office:value-type="float" office:value="11.72" calcext:value-type="float">
            <text:p>11,72</text:p>
          </table:table-cell>
          <table:table-cell table:style-name="ce1" office:value-type="float" office:value="10.84" calcext:value-type="float">
            <text:p>10,84</text:p>
          </table:table-cell>
          <table:table-cell table:style-name="ce1" office:value-type="float" office:value="10.72" calcext:value-type="float">
            <text:p>10,72</text:p>
          </table:table-cell>
          <table:table-cell table:style-name="ce1" office:value-type="float" office:value="12.88" calcext:value-type="float">
            <text:p>12,88</text:p>
          </table:table-cell>
          <table:table-cell table:style-name="ce1"/>
          <table:table-cell table:style-name="ce1" table:formula="of:=AVERAGE([.A14:.E14])" office:value-type="float" office:value="11.376" calcext:value-type="float">
            <text:p>11,38</text:p>
          </table:table-cell>
          <table:table-cell table:style-name="ce1"/>
          <table:table-cell table:style-name="ce1" office:value-type="float" office:value="12.93" calcext:value-type="float">
            <text:p>12,93</text:p>
          </table:table-cell>
          <table:table-cell table:style-name="ce1" office:value-type="float" office:value="11.91" calcext:value-type="float">
            <text:p>11,91</text:p>
          </table:table-cell>
          <table:table-cell table:style-name="ce1" office:value-type="float" office:value="12.18" calcext:value-type="float">
            <text:p>12,18</text:p>
          </table:table-cell>
          <table:table-cell table:style-name="ce1" office:value-type="float" office:value="11.65" calcext:value-type="float">
            <text:p>11,65</text:p>
          </table:table-cell>
          <table:table-cell table:style-name="ce1" office:value-type="float" office:value="11.69" calcext:value-type="float">
            <text:p>11,69</text:p>
          </table:table-cell>
          <table:table-cell table:style-name="ce1"/>
          <table:table-cell table:style-name="ce1" table:formula="of:=AVERAGE([.I14:.M14])" office:value-type="float" office:value="12.072" calcext:value-type="float">
            <text:p>12,07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style-name="ce1" office:value-type="float" office:value="13.87" calcext:value-type="float">
            <text:p>13,87</text:p>
          </table:table-cell>
          <table:table-cell table:style-name="ce1" office:value-type="float" office:value="14.13" calcext:value-type="float">
            <text:p>14,13</text:p>
          </table:table-cell>
          <table:table-cell table:style-name="ce1" office:value-type="float" office:value="13.63" calcext:value-type="float">
            <text:p>13,63</text:p>
          </table:table-cell>
          <table:table-cell table:style-name="ce1" office:value-type="float" office:value="13.37" calcext:value-type="float">
            <text:p>13,37</text:p>
          </table:table-cell>
          <table:table-cell table:style-name="ce1" office:value-type="float" office:value="15.72" calcext:value-type="float">
            <text:p>15,72</text:p>
          </table:table-cell>
          <table:table-cell table:style-name="ce1"/>
          <table:table-cell table:style-name="ce1" table:formula="of:=AVERAGE([.A15:.E15])" office:value-type="float" office:value="14.144" calcext:value-type="float">
            <text:p>14,14</text:p>
          </table:table-cell>
          <table:table-cell table:style-name="ce1"/>
          <table:table-cell table:style-name="ce1" office:value-type="float" office:value="9.34" calcext:value-type="float">
            <text:p>9,34</text:p>
          </table:table-cell>
          <table:table-cell table:style-name="ce1" office:value-type="float" office:value="11.56" calcext:value-type="float">
            <text:p>11,56</text:p>
          </table:table-cell>
          <table:table-cell table:style-name="ce1" office:value-type="float" office:value="10.84" calcext:value-type="float">
            <text:p>10,84</text:p>
          </table:table-cell>
          <table:table-cell table:style-name="ce1" office:value-type="float" office:value="9.75" calcext:value-type="float">
            <text:p>9,75</text:p>
          </table:table-cell>
          <table:table-cell table:style-name="ce1" office:value-type="float" office:value="9.63" calcext:value-type="float">
            <text:p>9,63</text:p>
          </table:table-cell>
          <table:table-cell table:style-name="ce1"/>
          <table:table-cell table:style-name="ce1" table:formula="of:=AVERAGE([.I15:.M15])" office:value-type="float" office:value="10.224" calcext:value-type="float">
            <text:p>10,22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style-name="ce1" office:value-type="float" office:value="29.72" calcext:value-type="float">
            <text:p>29,72</text:p>
          </table:table-cell>
          <table:table-cell table:style-name="ce1" office:value-type="float" office:value="33.13" calcext:value-type="float">
            <text:p>33,13</text:p>
          </table:table-cell>
          <table:table-cell table:style-name="ce1" office:value-type="float" office:value="29.53" calcext:value-type="float">
            <text:p>29,53</text:p>
          </table:table-cell>
          <table:table-cell table:style-name="ce1" table:number-columns-repeated="3"/>
          <table:table-cell table:style-name="ce1" table:formula="of:=AVERAGE([.A16:.E16])" office:value-type="float" office:value="30.7933333333333" calcext:value-type="float">
            <text:p>30,79</text:p>
          </table:table-cell>
          <table:table-cell table:style-name="ce1"/>
          <table:table-cell table:style-name="ce1" office:value-type="float" office:value="11.81" calcext:value-type="float">
            <text:p>11,81</text:p>
          </table:table-cell>
          <table:table-cell table:style-name="ce1" office:value-type="float" office:value="13.31" calcext:value-type="float">
            <text:p>13,31</text:p>
          </table:table-cell>
          <table:table-cell table:style-name="ce1" office:value-type="float" office:value="11.78" calcext:value-type="float">
            <text:p>11,78</text:p>
          </table:table-cell>
          <table:table-cell table:style-name="ce1" table:number-columns-repeated="3"/>
          <table:table-cell table:style-name="ce1" table:formula="of:=AVERAGE([.I16:.M16])" office:value-type="float" office:value="12.3" calcext:value-type="float">
            <text:p>12,30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12.94" calcext:value-type="float">
            <text:p>12,94</text:p>
          </table:table-cell>
          <table:table-cell table:style-name="ce1" office:value-type="float" office:value="10.94" calcext:value-type="float">
            <text:p>10,94</text:p>
          </table:table-cell>
          <table:table-cell table:style-name="ce1" office:value-type="float" office:value="11.93" calcext:value-type="float">
            <text:p>11,93</text:p>
          </table:table-cell>
          <table:table-cell table:style-name="ce1" office:value-type="float" office:value="12.34" calcext:value-type="float">
            <text:p>12,34</text:p>
          </table:table-cell>
          <table:table-cell table:style-name="ce1"/>
          <table:table-cell table:style-name="ce1" table:formula="of:=AVERAGE([.A17:.E17])" office:value-type="float" office:value="12.03" calcext:value-type="float">
            <text:p>12,03</text:p>
          </table:table-cell>
          <table:table-cell table:style-name="ce1"/>
          <table:table-cell table:style-name="ce1" office:value-type="float" office:value="8.81" calcext:value-type="float">
            <text:p>8,81</text:p>
          </table:table-cell>
          <table:table-cell table:style-name="ce1" office:value-type="float" office:value="9.69" calcext:value-type="float">
            <text:p>9,69</text:p>
          </table:table-cell>
          <table:table-cell table:style-name="ce1" office:value-type="float" office:value="9.5" calcext:value-type="float">
            <text:p>9,50</text:p>
          </table:table-cell>
          <table:table-cell table:style-name="ce1" office:value-type="float" office:value="8.84" calcext:value-type="float">
            <text:p>8,84</text:p>
          </table:table-cell>
          <table:table-cell table:style-name="ce1" office:value-type="float" office:value="9.6" calcext:value-type="float">
            <text:p>9,60</text:p>
          </table:table-cell>
          <table:table-cell table:style-name="ce1"/>
          <table:table-cell table:style-name="ce1" table:formula="of:=AVERAGE([.I17:.M17])" office:value-type="float" office:value="9.288" calcext:value-type="float">
            <text:p>9,29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22.81" calcext:value-type="float">
            <text:p>22,81</text:p>
          </table:table-cell>
          <table:table-cell table:style-name="ce1" office:value-type="float" office:value="23.81" calcext:value-type="float">
            <text:p>23,81</text:p>
          </table:table-cell>
          <table:table-cell table:style-name="ce1" office:value-type="float" office:value="25.22" calcext:value-type="float">
            <text:p>25,22</text:p>
          </table:table-cell>
          <table:table-cell table:style-name="ce1" office:value-type="float" office:value="25.78" calcext:value-type="float">
            <text:p>25,78</text:p>
          </table:table-cell>
          <table:table-cell table:style-name="ce1" office:value-type="float" office:value="22.75" calcext:value-type="float">
            <text:p>22,75</text:p>
          </table:table-cell>
          <table:table-cell table:style-name="ce1"/>
          <table:table-cell table:style-name="ce1" table:formula="of:=AVERAGE([.A18:.E18])" office:value-type="float" office:value="24.074" calcext:value-type="float">
            <text:p>24,07</text:p>
          </table:table-cell>
          <table:table-cell table:style-name="ce1"/>
          <table:table-cell table:style-name="ce1" office:value-type="float" office:value="8.6" calcext:value-type="float">
            <text:p>8,60</text:p>
          </table:table-cell>
          <table:table-cell table:style-name="ce1" office:value-type="float" office:value="9.6" calcext:value-type="float">
            <text:p>9,60</text:p>
          </table:table-cell>
          <table:table-cell table:style-name="ce1" office:value-type="float" office:value="9.31" calcext:value-type="float">
            <text:p>9,31</text:p>
          </table:table-cell>
          <table:table-cell table:style-name="ce1" office:value-type="float" office:value="9.5" calcext:value-type="float">
            <text:p>9,50</text:p>
          </table:table-cell>
          <table:table-cell table:style-name="ce1" office:value-type="float" office:value="9.44" calcext:value-type="float">
            <text:p>9,44</text:p>
          </table:table-cell>
          <table:table-cell table:style-name="ce1"/>
          <table:table-cell table:style-name="ce1" table:formula="of:=AVERAGE([.I18:.M18])" office:value-type="float" office:value="9.29" calcext:value-type="float">
            <text:p>9,29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style-name="ce1" office:value-type="float" office:value="15.66" calcext:value-type="float">
            <text:p>15,66</text:p>
          </table:table-cell>
          <table:table-cell table:style-name="ce1" office:value-type="float" office:value="15.18" calcext:value-type="float">
            <text:p>15,18</text:p>
          </table:table-cell>
          <table:table-cell table:style-name="ce1" office:value-type="float" office:value="16.34" calcext:value-type="float">
            <text:p>16,34</text:p>
          </table:table-cell>
          <table:table-cell table:style-name="ce1" office:value-type="float" office:value="14.97" calcext:value-type="float">
            <text:p>14,97</text:p>
          </table:table-cell>
          <table:table-cell table:style-name="ce1" office:value-type="float" office:value="15.96" calcext:value-type="float">
            <text:p>15,96</text:p>
          </table:table-cell>
          <table:table-cell table:style-name="ce1"/>
          <table:table-cell table:style-name="ce1" table:formula="of:=AVERAGE([.A19:.E19])" office:value-type="float" office:value="15.622" calcext:value-type="float">
            <text:p>15,62</text:p>
          </table:table-cell>
          <table:table-cell table:style-name="ce1"/>
          <table:table-cell table:style-name="ce1" office:value-type="float" office:value="9.9" calcext:value-type="float">
            <text:p>9,90</text:p>
          </table:table-cell>
          <table:table-cell table:style-name="ce1" office:value-type="float" office:value="10.46" calcext:value-type="float">
            <text:p>10,46</text:p>
          </table:table-cell>
          <table:table-cell table:style-name="ce1" office:value-type="float" office:value="11.31" calcext:value-type="float">
            <text:p>11,31</text:p>
          </table:table-cell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11" calcext:value-type="float">
            <text:p>11,00</text:p>
          </table:table-cell>
          <table:table-cell table:style-name="ce1"/>
          <table:table-cell table:style-name="ce1" table:formula="of:=AVERAGE([.I19:.M19])" office:value-type="float" office:value="10.522" calcext:value-type="float">
            <text:p>10,52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7.91" calcext:value-type="float">
            <text:p>7,91</text:p>
          </table:table-cell>
          <table:table-cell table:style-name="ce1" office:value-type="float" office:value="7.69" calcext:value-type="float">
            <text:p>7,69</text:p>
          </table:table-cell>
          <table:table-cell table:style-name="ce1" office:value-type="float" office:value="7.81" calcext:value-type="float">
            <text:p>7,81</text:p>
          </table:table-cell>
          <table:table-cell table:style-name="ce1" office:value-type="float" office:value="8.06" calcext:value-type="float">
            <text:p>8,06</text:p>
          </table:table-cell>
          <table:table-cell table:style-name="ce1" office:value-type="float" office:value="7.84" calcext:value-type="float">
            <text:p>7,84</text:p>
          </table:table-cell>
          <table:table-cell table:style-name="ce1"/>
          <table:table-cell table:style-name="ce1" table:formula="of:=AVERAGE([.A20:.E20])" office:value-type="float" office:value="7.862" calcext:value-type="float">
            <text:p>7,86</text:p>
          </table:table-cell>
          <table:table-cell table:style-name="ce1"/>
          <table:table-cell table:style-name="ce1" office:value-type="float" office:value="6.06" calcext:value-type="float">
            <text:p>6,06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5.88" calcext:value-type="float">
            <text:p>5,88</text:p>
          </table:table-cell>
          <table:table-cell table:style-name="ce1" office:value-type="float" office:value="6.41" calcext:value-type="float">
            <text:p>6,41</text:p>
          </table:table-cell>
          <table:table-cell table:style-name="ce1" office:value-type="float" office:value="6.31" calcext:value-type="float">
            <text:p>6,31</text:p>
          </table:table-cell>
          <table:table-cell table:style-name="ce1"/>
          <table:table-cell table:style-name="ce1" table:formula="of:=AVERAGE([.I20:.M20])" office:value-type="float" office:value="6.282" calcext:value-type="float">
            <text:p>6,28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13.97" calcext:value-type="float">
            <text:p>13,97</text:p>
          </table:table-cell>
          <table:table-cell table:style-name="ce1" office:value-type="float" office:value="15.69" calcext:value-type="float">
            <text:p>15,69</text:p>
          </table:table-cell>
          <table:table-cell table:style-name="ce1" office:value-type="float" office:value="14.53" calcext:value-type="float">
            <text:p>14,53</text:p>
          </table:table-cell>
          <table:table-cell table:style-name="ce1" office:value-type="float" office:value="14.6" calcext:value-type="float">
            <text:p>14,60</text:p>
          </table:table-cell>
          <table:table-cell table:style-name="ce1" office:value-type="float" office:value="14.41" calcext:value-type="float">
            <text:p>14,41</text:p>
          </table:table-cell>
          <table:table-cell table:style-name="ce1"/>
          <table:table-cell table:style-name="ce1" table:formula="of:=AVERAGE([.A21:.E21])" office:value-type="float" office:value="14.64" calcext:value-type="float">
            <text:p>14,64</text:p>
          </table:table-cell>
          <table:table-cell table:style-name="ce1"/>
          <table:table-cell table:style-name="ce1" office:value-type="float" office:value="9.81" calcext:value-type="float">
            <text:p>9,81</text:p>
          </table:table-cell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10.6" calcext:value-type="float">
            <text:p>10,60</text:p>
          </table:table-cell>
          <table:table-cell table:style-name="ce1" office:value-type="float" office:value="10.75" calcext:value-type="float">
            <text:p>10,75</text:p>
          </table:table-cell>
          <table:table-cell table:style-name="ce1" office:value-type="float" office:value="10.22" calcext:value-type="float">
            <text:p>10,22</text:p>
          </table:table-cell>
          <table:table-cell table:style-name="ce1"/>
          <table:table-cell table:style-name="ce1" table:formula="of:=AVERAGE([.I21:.M21])" office:value-type="float" office:value="10.264" calcext:value-type="float">
            <text:p>10,26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Steigend</text:p>
          </table:table-cell>
          <table:table-cell table:number-columns-repeated="7"/>
          <table:table-cell table:style-name="ce5" office:value-type="string" calcext:value-type="string">
            <text:p>Fallend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Viskosität</text:p>
          </table:table-cell>
          <table:table-cell table:style-name="ce6" office:value-type="float" office:value="0.00001830998064725" calcext:value-type="float">
            <text:p>1,83E-005</text:p>
          </table:table-cell>
          <table:table-cell/>
          <table:table-cell office:value-type="string" calcext:value-type="string">
            <text:p>Plattenabstand</text:p>
          </table:table-cell>
          <table:table-cell table:style-name="ce6" office:value-type="float" office:value="0.006" calcext:value-type="float">
            <text:p>6,00E-0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chte Öl</text:p>
          </table:table-cell>
          <table:table-cell office:value-type="float" office:value="874" calcext:value-type="float">
            <text:p>87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chte Luft</text:p>
          </table:table-cell>
          <table:table-cell office:value-type="float" office:value="1.204" calcext:value-type="float">
            <text:p>1,2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 Korrektur</text:p>
          </table:table-cell>
          <table:table-cell table:number-columns-repeated="10"/>
          <table:table-cell office:value-type="string" calcext:value-type="string">
            <text:p>Temperatur</text:p>
          </table:table-cell>
          <table:table-cell office:value-type="string" calcext:value-type="string">
            <text:p>Viskosität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Ladung:</text:p>
          </table:table-cell>
          <table:table-cell table:number-columns-repeated="4"/>
          <table:table-cell office:value-type="string" calcext:value-type="string">
            <text:p>Korrekturfaktor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819" calcext:value-type="float">
            <text:p>1,819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3*SQRT([.$C$24]/[.O1]*0.001/(2*([.$C$25]-[.$C$26])*9.81))" office:value-type="float" office:value="0.0000014597630135175" calcext:value-type="float">
            <text:p>1,46E-06</text:p>
          </table:table-cell>
          <table:table-cell table:formula="of:=18*[.$F$24]*PI()/[.Q1]*SQRT(([.$C$24]*[.H29])^3*[.O1]^(-1)/1000/2/([.$C$25]-[.$C$26])/9.81)*(1/[.G1]+1/[.O1])*0.001" office:value-type="float" office:value="1.51839052007725E-018" calcext:value-type="float">
            <text:p>1,51839052007725E-018</text:p>
          </table:table-cell>
          <table:table-cell table:formula="of:=[.C29]/1.602176565E-019" office:value-type="float" office:value="9.47704861777987" calcext:value-type="float">
            <text:p>9,4770486178</text:p>
          </table:table-cell>
          <table:table-cell table:number-columns-repeated="3"/>
          <table:table-cell table:formula="of:=1/(1+0.863*0.000000099/[.B29])" office:value-type="float" office:value="0.944708128881315" calcext:value-type="float">
            <text:p>0,9447081289</text:p>
          </table:table-cell>
          <table:table-cell table:number-columns-repeated="3"/>
          <table:table-cell office:value-type="float" office:value="26.85" calcext:value-type="float">
            <text:p>26,85</text:p>
          </table:table-cell>
          <table:table-cell office:value-type="float" office:value="1.86" calcext:value-type="float">
            <text:p>1,8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3*SQRT([.$C$24]/[.O2]*0.001/(2*([.$C$25]-[.$C$26])*9.81))" office:value-type="float" office:value="0.00000166482835458868" calcext:value-type="float">
            <text:p>1,66E-06</text:p>
          </table:table-cell>
          <table:table-cell table:formula="of:=18*[.$F$24]*PI()/[.Q2]*SQRT(([.$C$24]*[.H30])^3*[.O2]^(-1)/1000/2/([.$C$25]-[.$C$26])/9.81)*(1/[.G2]+1/[.O2])*0.001" office:value-type="float" office:value="1.90144984717068E-018" calcext:value-type="float">
            <text:p>1,90144984717068E-018</text:p>
          </table:table-cell>
          <table:table-cell table:formula="of:=[.C30]/1.602176565E-019" office:value-type="float" office:value="11.8679169868564" calcext:value-type="float">
            <text:p>11,8679169869</text:p>
          </table:table-cell>
          <table:table-cell table:number-columns-repeated="3"/>
          <table:table-cell table:formula="of:=1/(1+0.863*0.000000099/[.B30])" office:value-type="float" office:value="0.951186258828691" calcext:value-type="float">
            <text:p>0,951186258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867" calcext:value-type="float">
            <text:p>1,867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table:formula="of:=3*SQRT([.$C$24]/[.O3]*0.001/(2*([.$C$25]-[.$C$26])*9.81))" office:value-type="float" office:value="0.00000102665359785744" calcext:value-type="float">
            <text:p>1,03E-06</text:p>
          </table:table-cell>
          <table:table-cell table:style-name="ce2" table:formula="of:=18*[.$F$24]*PI()/[.Q3]*SQRT(([.$C$24]*[.H31])^3*[.O3]^(-1)/1000/2/([.$C$25]-[.$C$26])/9.81)*(1/[.G3]+1/[.O3])*0.001" office:value-type="float" office:value="5.23901686386166E-019" calcext:value-type="float">
            <text:p>5,23901686386166E-019</text:p>
          </table:table-cell>
          <table:table-cell table:formula="of:=[.C31]/1.602176565E-019" office:value-type="float" office:value="3.26993727052902" calcext:value-type="float">
            <text:p>3,2699372705</text:p>
          </table:table-cell>
          <table:table-cell table:style-name="ce2" table:number-columns-repeated="2"/>
          <table:table-cell/>
          <table:table-cell table:formula="of:=1/(1+0.863*0.000000099/[.B31])" office:value-type="float" office:value="0.923174424669533" calcext:value-type="float">
            <text:p>0,9231744247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3*SQRT([.$C$24]/[.O4]*0.001/(2*([.$C$25]-[.$C$26])*9.81))" office:value-type="float" office:value="0.0000010308396511584" calcext:value-type="float">
            <text:p>1,03E-06</text:p>
          </table:table-cell>
          <table:table-cell table:formula="of:=18*[.$F$24]*PI()/[.Q4]*SQRT(([.$C$24]*[.H32])^3*[.O4]^(-1)/1000/2/([.$C$25]-[.$C$26])/9.81)*(1/[.G4]+1/[.O4])*0.001" office:value-type="float" office:value="5.06149089553904E-019" calcext:value-type="float">
            <text:p>5,06149089553904E-019</text:p>
          </table:table-cell>
          <table:table-cell table:formula="of:=[.C32]/1.602176565E-019" office:value-type="float" office:value="3.15913427153332" calcext:value-type="float">
            <text:p>3,1591342715</text:p>
          </table:table-cell>
          <table:table-cell table:number-columns-repeated="3"/>
          <table:table-cell table:formula="of:=1/(1+0.863*0.000000099/[.B32])" office:value-type="float" office:value="0.923462521668496" calcext:value-type="float">
            <text:p>0,9234625217</text:p>
          </table:table-cell>
          <table:table-cell/>
          <table:table-cell office:value-type="float" office:value="21.5" calcext:value-type="float">
            <text:p>21,5</text:p>
          </table:table-cell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table:formula="of:=3*SQRT([.$C$24]/[.O5]*0.001/(2*([.$C$25]-[.$C$26])*9.81))" office:value-type="float" office:value="0.000000897753607233064" calcext:value-type="float">
            <text:p>8,98E-07</text:p>
          </table:table-cell>
          <table:table-cell table:style-name="ce2" table:formula="of:=18*[.$F$24]*PI()/[.Q5]*SQRT(([.$C$24]*[.H33])^3*[.O5]^(-1)/1000/2/([.$C$25]-[.$C$26])/9.81)*(1/[.G5]+1/[.O5])*0.001" office:value-type="float" office:value="5.55595835388955E-019" calcext:value-type="float">
            <text:p>5,55595835388955E-019</text:p>
          </table:table-cell>
          <table:table-cell table:formula="of:=[.C33]/1.602176565E-019" office:value-type="float" office:value="3.46775659765661" calcext:value-type="float">
            <text:p>3,4677565977</text:p>
          </table:table-cell>
          <table:table-cell table:style-name="ce2" table:number-columns-repeated="2"/>
          <table:table-cell/>
          <table:table-cell table:formula="of:=1/(1+0.863*0.000000099/[.B33])" office:value-type="float" office:value="0.913102302471705" calcext:value-type="float">
            <text:p>0,9131023025</text:p>
          </table:table-cell>
          <table:table-cell/>
          <table:table-cell table:formula="of:=-0.0003763179*[.J32]^2+ 0.0236158962*[.J32]+1.4972092457" office:value-type="float" office:value="1.830998064725" calcext:value-type="float">
            <text:p>1,8309980647</text:p>
          </table:table-cell>
          <table:table-cell table:number-columns-repeated="101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table:formula="of:=3*SQRT([.$C$24]/[.O6]*0.001/(2*([.$C$25]-[.$C$26])*9.81))" office:value-type="float" office:value="0.000000554925026409637" calcext:value-type="float">
            <text:p>5,55E-07</text:p>
          </table:table-cell>
          <table:table-cell table:style-name="ce2" table:formula="of:=18*[.$F$24]*PI()/[.Q6]*SQRT(([.$C$24]*[.H34])^3*[.O6]^(-1)/1000/2/([.$C$25]-[.$C$26])/9.81)*(1/[.G6]+1/[.O6])*0.001" office:value-type="float" office:value="1.58548878602796E-019" calcext:value-type="float">
            <text:p>1,58548878602796E-019</text:p>
          </table:table-cell>
          <table:table-cell table:formula="of:=[.C34]/1.602176565E-019" office:value-type="float" office:value="0.989584307162776" calcext:value-type="float">
            <text:p>0,9895843072</text:p>
          </table:table-cell>
          <table:table-cell table:style-name="ce2" table:number-columns-repeated="2"/>
          <table:table-cell/>
          <table:table-cell table:formula="of:=1/(1+0.863*0.000000099/[.B34])" office:value-type="float" office:value="0.866580158603367" calcext:value-type="float">
            <text:p>0,8665801586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table:formula="of:=3*SQRT([.$C$24]/[.O7]*0.001/(2*([.$C$25]-[.$C$26])*9.81))" office:value-type="float" office:value="0.000000611501090600646" calcext:value-type="float">
            <text:p>6,12E-07</text:p>
          </table:table-cell>
          <table:table-cell table:style-name="ce2" table:formula="of:=18*[.$F$24]*PI()/[.Q7]*SQRT(([.$C$24]*[.H35])^3*[.O7]^(-1)/1000/2/([.$C$25]-[.$C$26])/9.81)*(1/[.G7]+1/[.O7])*0.001" office:value-type="float" office:value="1.73524804987191E-019" calcext:value-type="float">
            <text:p>1,73524804987191E-019</text:p>
          </table:table-cell>
          <table:table-cell table:formula="of:=[.C35]/1.602176565E-019" office:value-type="float" office:value="1.08305669161495" calcext:value-type="float">
            <text:p>1,0830566916</text:p>
          </table:table-cell>
          <table:table-cell table:style-name="ce2" table:number-columns-repeated="2"/>
          <table:table-cell/>
          <table:table-cell table:formula="of:=1/(1+0.863*0.000000099/[.B35])" office:value-type="float" office:value="0.877410919058295" calcext:value-type="float">
            <text:p>0,8774109191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3*SQRT([.$C$24]/[.O8]*0.001/(2*([.$C$25]-[.$C$26])*9.81))" office:value-type="float" office:value="0.00000132564611224452" calcext:value-type="float">
            <text:p>1,33E-06</text:p>
          </table:table-cell>
          <table:table-cell table:formula="of:=18*[.$F$24]*PI()/[.Q8]*SQRT(([.$C$24]*[.H36])^3*[.O8]^(-1)/1000/2/([.$C$25]-[.$C$26])/9.81)*(1/[.G8]+1/[.O8])*0.001" office:value-type="float" office:value="9.99178952331949E-019" calcext:value-type="float">
            <text:p>9,99178952331949E-019</text:p>
          </table:table-cell>
          <table:table-cell table:formula="of:=[.C36]/1.602176565E-019" office:value-type="float" office:value="6.23638476656878" calcext:value-type="float">
            <text:p>6,2363847666</text:p>
          </table:table-cell>
          <table:table-cell table:number-columns-repeated="3"/>
          <table:table-cell table:formula="of:=1/(1+0.863*0.000000099/[.B36])" office:value-type="float" office:value="0.939452893129661" calcext:value-type="float">
            <text:p>0,939452893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3*SQRT([.$C$24]/[.O9]*0.001/(2*([.$C$25]-[.$C$26])*9.81))" office:value-type="float" office:value="0.00000100204198751629" calcext:value-type="float">
            <text:p>1,00E-06</text:p>
          </table:table-cell>
          <table:table-cell table:formula="of:=18*[.$F$24]*PI()/[.Q9]*SQRT(([.$C$24]*[.H37])^3*[.O9]^(-1)/1000/2/([.$C$25]-[.$C$26])/9.81)*(1/[.G9]+1/[.O9])*0.001" office:value-type="float" office:value="5.13055842978035E-019" calcext:value-type="float">
            <text:p>5,13055842978035E-019</text:p>
          </table:table-cell>
          <table:table-cell table:formula="of:=[.C37]/1.602176565E-019" office:value-type="float" office:value="3.20224283756163" calcext:value-type="float">
            <text:p>3,2022428376</text:p>
          </table:table-cell>
          <table:table-cell table:number-columns-repeated="3"/>
          <table:table-cell table:formula="of:=1/(1+0.863*0.000000099/[.B37])" office:value-type="float" office:value="0.921435723374176" calcext:value-type="float">
            <text:p>0,9214357234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table:formula="of:=3*SQRT([.$C$24]/[.O10]*0.001/(2*([.$C$25]-[.$C$26])*9.81))" office:value-type="float" office:value="0.000000961466058514538" calcext:value-type="float">
            <text:p>9,61E-07</text:p>
          </table:table-cell>
          <table:table-cell table:style-name="ce2" table:formula="of:=18*[.$F$24]*PI()/[.Q10]*SQRT(([.$C$24]*[.H38])^3*[.O10]^(-1)/1000/2/([.$C$25]-[.$C$26])/9.81)*(1/[.G10]+1/[.O10])*0.001" office:value-type="float" office:value="5.16721019052942E-019" calcext:value-type="float">
            <text:p>5,16721019052942E-019</text:p>
          </table:table-cell>
          <table:table-cell table:formula="of:=[.C38]/1.602176565E-019" office:value-type="float" office:value="3.22511906827786" calcext:value-type="float">
            <text:p>3,2251190683</text:p>
          </table:table-cell>
          <table:table-cell table:style-name="ce2" table:number-columns-repeated="2"/>
          <table:table-cell/>
          <table:table-cell table:formula="of:=1/(1+0.863*0.000000099/[.B38])" office:value-type="float" office:value="0.918390724618545" calcext:value-type="float">
            <text:p>0,9183907246</text:p>
          </table:table-cell>
          <table:table-cell table:number-columns-repeated="101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table:formula="of:=3*SQRT([.$C$24]/[.O11]*0.001/(2*([.$C$25]-[.$C$26])*9.81))" office:value-type="float" office:value="0.00000116379712793739" calcext:value-type="float">
            <text:p>1,16E-06</text:p>
          </table:table-cell>
          <table:table-cell table:style-name="ce2" table:formula="of:=18*[.$F$24]*PI()/[.Q11]*SQRT(([.$C$24]*[.H39])^3*[.O11]^(-1)/1000/2/([.$C$25]-[.$C$26])/9.81)*(1/[.G11]+1/[.O11])*0.001" office:value-type="float" office:value="1.00671460339459E-018" calcext:value-type="float">
            <text:p>1,00671460339459E-018</text:p>
          </table:table-cell>
          <table:table-cell table:formula="of:=[.C39]/1.602176565E-019" office:value-type="float" office:value="6.28341860308382" calcext:value-type="float">
            <text:p>6,2834186031</text:p>
          </table:table-cell>
          <table:table-cell table:style-name="ce2" table:number-columns-repeated="2"/>
          <table:table-cell/>
          <table:table-cell table:formula="of:=1/(1+0.863*0.000000099/[.B39])" office:value-type="float" office:value="0.931608496686634" calcext:value-type="float">
            <text:p>0,9316084967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3*SQRT([.$C$24]/[.O12]*0.001/(2*([.$C$25]-[.$C$26])*9.81))" office:value-type="float" office:value="0.000000874341223669835" calcext:value-type="float">
            <text:p>8,74E-07</text:p>
          </table:table-cell>
          <table:table-cell table:formula="of:=18*[.$F$24]*PI()/[.Q12]*SQRT(([.$C$24]*[.H40])^3*[.O12]^(-1)/1000/2/([.$C$25]-[.$C$26])/9.81)*(1/[.G12]+1/[.O12])*0.001" office:value-type="float" office:value="5.21463149751343E-019" calcext:value-type="float">
            <text:p>5,21463149751343E-019</text:p>
          </table:table-cell>
          <table:table-cell table:formula="of:=[.C40]/1.602176565E-019" office:value-type="float" office:value="3.25471712133889" calcext:value-type="float">
            <text:p>3,2547171213</text:p>
          </table:table-cell>
          <table:table-cell table:number-columns-repeated="3"/>
          <table:table-cell table:formula="of:=1/(1+0.863*0.000000099/[.B40])" office:value-type="float" office:value="0.910982560457227" calcext:value-type="float">
            <text:p>0,9109825605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3*SQRT([.$C$24]/[.O13]*0.001/(2*([.$C$25]-[.$C$26])*9.81))" office:value-type="float" office:value="0.000000893350083751126" calcext:value-type="float">
            <text:p>8,93E-07</text:p>
          </table:table-cell>
          <table:table-cell table:formula="of:=18*[.$F$24]*PI()/[.Q13]*SQRT(([.$C$24]*[.H41])^3*[.O13]^(-1)/1000/2/([.$C$25]-[.$C$26])/9.81)*(1/[.G13]+1/[.O13])*0.001" office:value-type="float" office:value="5.24707499662525E-019" calcext:value-type="float">
            <text:p>5,24707499662525E-019</text:p>
          </table:table-cell>
          <table:table-cell table:formula="of:=[.C41]/1.602176565E-019" office:value-type="float" office:value="3.27496676162234" calcext:value-type="float">
            <text:p>3,2749667616</text:p>
          </table:table-cell>
          <table:table-cell table:number-columns-repeated="3"/>
          <table:table-cell table:formula="of:=1/(1+0.863*0.000000099/[.B41])" office:value-type="float" office:value="0.91271135324695" calcext:value-type="float">
            <text:p>0,9127113532</text:p>
          </table:table-cell>
          <table:table-cell/>
          <table:table-cell office:value-type="float" office:value="1.830998064725" calcext:value-type="float">
            <text:p>1,8309980647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3*SQRT([.$C$24]/[.O14]*0.001/(2*([.$C$25]-[.$C$26])*9.81))" office:value-type="float" office:value="0.000000892831920672669" calcext:value-type="float">
            <text:p>8,93E-07</text:p>
          </table:table-cell>
          <table:table-cell table:formula="of:=18*[.$F$24]*PI()/[.Q14]*SQRT(([.$C$24]*[.H42])^3*[.O14]^(-1)/1000/2/([.$C$25]-[.$C$26])/9.81)*(1/[.G14]+1/[.O14])*0.001" office:value-type="float" office:value="4.88017097511604E-019" calcext:value-type="float">
            <text:p>4,88017097511604E-019</text:p>
          </table:table-cell>
          <table:table-cell table:formula="of:=[.C42]/1.602176565E-019" office:value-type="float" office:value="3.04596327378939" calcext:value-type="float">
            <text:p>3,0459632738</text:p>
          </table:table-cell>
          <table:table-cell table:number-columns-repeated="3"/>
          <table:table-cell table:formula="of:=1/(1+0.863*0.000000099/[.B42])" office:value-type="float" office:value="0.912665118767902" calcext:value-type="float">
            <text:p>0,9126651188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3*SQRT([.$C$24]/[.O15]*0.001/(2*([.$C$25]-[.$C$26])*9.81))" office:value-type="float" office:value="0.000000970172369615136" calcext:value-type="float">
            <text:p>9,70E-07</text:p>
          </table:table-cell>
          <table:table-cell table:formula="of:=18*[.$F$24]*PI()/[.Q15]*SQRT(([.$C$24]*[.H43])^3*[.O15]^(-1)/1000/2/([.$C$25]-[.$C$26])/9.81)*(1/[.G15]+1/[.O15])*0.001" office:value-type="float" office:value="5.28877817825532E-019" calcext:value-type="float">
            <text:p>5,28877817825532E-019</text:p>
          </table:table-cell>
          <table:table-cell table:formula="of:=[.C43]/1.602176565E-019" office:value-type="float" office:value="3.30099584140111" calcext:value-type="float">
            <text:p>3,3009958414</text:p>
          </table:table-cell>
          <table:table-cell table:number-columns-repeated="3"/>
          <table:table-cell table:formula="of:=1/(1+0.863*0.000000099/[.B43])" office:value-type="float" office:value="0.91906381047835" calcext:value-type="float">
            <text:p>0,9190638105</text:p>
          </table:table-cell>
          <table:table-cell table:number-columns-repeated="101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table:formula="of:=3*SQRT([.$C$24]/[.O16]*0.001/(2*([.$C$25]-[.$C$26])*9.81))" office:value-type="float" office:value="0.000000884518185837106" calcext:value-type="float">
            <text:p>8,85E-07</text:p>
          </table:table-cell>
          <table:table-cell table:style-name="ce2" table:formula="of:=18*[.$F$24]*PI()/[.Q16]*SQRT(([.$C$24]*[.H44])^3*[.O16]^(-1)/1000/2/([.$C$25]-[.$C$26])/9.81)*(1/[.G16]+1/[.O16])*0.001" office:value-type="float" office:value="3.22343969879664E-019" calcext:value-type="float">
            <text:p>3,22343969879664E-019</text:p>
          </table:table-cell>
          <table:table-cell table:formula="of:=[.C44]/1.602176565E-019" office:value-type="float" office:value="2.0119128997475" calcext:value-type="float">
            <text:p>2,0119128997</text:p>
          </table:table-cell>
          <table:table-cell table:number-columns-repeated="3"/>
          <table:table-cell table:formula="of:=1/(1+0.863*0.000000099/[.B44])" office:value-type="float" office:value="0.911916549086477" calcext:value-type="float">
            <text:p>0,9119165491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3*SQRT([.$C$24]/[.O17]*0.001/(2*([.$C$25]-[.$C$26])*9.81))" office:value-type="float" office:value="0.00000101788383842737" calcext:value-type="float">
            <text:p>1,02E-06</text:p>
          </table:table-cell>
          <table:table-cell table:formula="of:=18*[.$F$24]*PI()/[.Q17]*SQRT(([.$C$24]*[.H45])^3*[.O17]^(-1)/1000/2/([.$C$25]-[.$C$26])/9.81)*(1/[.G17]+1/[.O17])*0.001" office:value-type="float" office:value="6.32970257692114E-019" calcext:value-type="float">
            <text:p>6,32970257692114E-019</text:p>
          </table:table-cell>
          <table:table-cell table:formula="of:=[.C45]/1.602176565E-019" office:value-type="float" office:value="3.95068977739113" calcext:value-type="float">
            <text:p>3,9506897774</text:p>
          </table:table-cell>
          <table:table-cell table:number-columns-repeated="3"/>
          <table:table-cell table:formula="of:=1/(1+0.863*0.000000099/[.B45])" office:value-type="float" office:value="0.92256377562688" calcext:value-type="float">
            <text:p>0,9225637756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3*SQRT([.$C$24]/[.O18]*0.001/(2*([.$C$25]-[.$C$26])*9.81))" office:value-type="float" office:value="0.00000101777426483983" calcext:value-type="float">
            <text:p>1,02E-06</text:p>
          </table:table-cell>
          <table:table-cell table:formula="of:=18*[.$F$24]*PI()/[.Q18]*SQRT(([.$C$24]*[.H46])^3*[.O18]^(-1)/1000/2/([.$C$25]-[.$C$26])/9.81)*(1/[.G18]+1/[.O18])*0.001" office:value-type="float" office:value="4.9398746470993E-019" calcext:value-type="float">
            <text:p>4,9398746470993E-019</text:p>
          </table:table-cell>
          <table:table-cell table:formula="of:=[.C46]/1.602176565E-019" office:value-type="float" office:value="3.08322737644043" calcext:value-type="float">
            <text:p>3,0832273764</text:p>
          </table:table-cell>
          <table:table-cell table:number-columns-repeated="3"/>
          <table:table-cell table:formula="of:=1/(1+0.863*0.000000099/[.B46])" office:value-type="float" office:value="0.922556084475439" calcext:value-type="float">
            <text:p>0,9225560845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3*SQRT([.$C$24]/[.O19]*0.001/(2*([.$C$25]-[.$C$26])*9.81))" office:value-type="float" office:value="0.000000956335271052854" calcext:value-type="float">
            <text:p>9,56E-07</text:p>
          </table:table-cell>
          <table:table-cell table:formula="of:=18*[.$F$24]*PI()/[.Q19]*SQRT(([.$C$24]*[.H47])^3*[.O19]^(-1)/1000/2/([.$C$25]-[.$C$26])/9.81)*(1/[.G19]+1/[.O19])*0.001" office:value-type="float" office:value="4.92079430216412E-019" calcext:value-type="float">
            <text:p>4,92079430216412E-019</text:p>
          </table:table-cell>
          <table:table-cell table:formula="of:=[.C47]/1.602176565E-019" office:value-type="float" office:value="3.07131836132188" calcext:value-type="float">
            <text:p>3,0713183613</text:p>
          </table:table-cell>
          <table:table-cell table:number-columns-repeated="3"/>
          <table:table-cell table:formula="of:=1/(1+0.863*0.000000099/[.B47])" office:value-type="float" office:value="0.917988794313315" calcext:value-type="float">
            <text:p>0,9179887943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3*SQRT([.$C$24]/[.O20]*0.001/(2*([.$C$25]-[.$C$26])*9.81))" office:value-type="float" office:value="0.00000123768565149896" calcext:value-type="float">
            <text:p>1,24E-06</text:p>
          </table:table-cell>
          <table:table-cell table:formula="of:=18*[.$F$24]*PI()/[.Q20]*SQRT(([.$C$24]*[.H48])^3*[.O20]^(-1)/1000/2/([.$C$25]-[.$C$26])/9.81)*(1/[.G20]+1/[.O20])*0.001" office:value-type="float" office:value="1.17950252172678E-018" calcext:value-type="float">
            <text:p>1,17950252172678E-018</text:p>
          </table:table-cell>
          <table:table-cell table:formula="of:=[.C48]/1.602176565E-019" office:value-type="float" office:value="7.36187600975662" calcext:value-type="float">
            <text:p>7,3618760098</text:p>
          </table:table-cell>
          <table:table-cell table:number-columns-repeated="3"/>
          <table:table-cell table:formula="of:=1/(1+0.863*0.000000099/[.B48])" office:value-type="float" office:value="0.935427755013333" calcext:value-type="float">
            <text:p>0,935427755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table:formula="of:=3*SQRT([.$C$24]/[.O21]*0.001/(2*([.$C$25]-[.$C$26])*9.81))" office:value-type="float" office:value="0.000000968280087006941" calcext:value-type="float">
            <text:p>9,68E-07</text:p>
          </table:table-cell>
          <table:table-cell table:formula="of:=18*[.$F$24]*PI()/[.Q21]*SQRT(([.$C$24]*[.H49])^3*[.O21]^(-1)/1000/2/([.$C$25]-[.$C$26])/9.81)*(1/[.G21]+1/[.O21])*0.001" office:value-type="float" office:value="5.19025875612044E-019" calcext:value-type="float">
            <text:p>5,19025875612044E-019</text:p>
          </table:table-cell>
          <table:table-cell table:formula="of:=[.C49]/1.602176565E-019" office:value-type="float" office:value="3.23950485202636" calcext:value-type="float">
            <text:p>3,239504852</text:p>
          </table:table-cell>
          <table:table-cell table:number-columns-repeated="3"/>
          <table:table-cell table:formula="of:=1/(1+0.863*0.000000099/[.B49])" office:value-type="float" office:value="0.918918463927844" calcext:value-type="float">
            <text:p>0,918918463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hne Korrektur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3*SQRT([.$C$24]/[.O1]*0.001/(2*([.$C$25]-[.$C$26])*9.81))" office:value-type="float" office:value="0.0000014597630135175" calcext:value-type="float">
            <text:p>1,46E-06</text:p>
          </table:table-cell>
          <table:table-cell table:formula="of:=18*[.$F$24]*PI()/[.Q1]*SQRT(([.$C$24]*[.H52])^3*[.O1]^(-1)/1000/2/([.$C$25]-[.$C$26])/9.81)*(1/[.G1]+1/[.O1])*0.001" office:value-type="float" office:value="1.65362490735201E-018" calcext:value-type="float">
            <text:p>1,65362490735201E-018</text:p>
          </table:table-cell>
          <table:table-cell table:formula="of:=[.C52]/1.602176565E-019" office:value-type="float" office:value="10.3211153094853" calcext:value-type="float">
            <text:p>10,32111530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3*SQRT([.$C$24]/[.O2]*0.001/(2*([.$C$25]-[.$C$26])*9.81))" office:value-type="float" office:value="0.00000166482835458868" calcext:value-type="float">
            <text:p>1,66E-06</text:p>
          </table:table-cell>
          <table:table-cell table:formula="of:=18*[.$F$24]*PI()/[.Q2]*SQRT(([.$C$24]*[.H53])^3*[.O2]^(-1)/1000/2/([.$C$25]-[.$C$26])/9.81)*(1/[.G2]+1/[.O2])*0.001" office:value-type="float" office:value="2.0496821706322E-018" calcext:value-type="float">
            <text:p>2,0496821706322E-018</text:p>
          </table:table-cell>
          <table:table-cell table:formula="of:=[.C53]/1.602176565E-019" office:value-type="float" office:value="12.7931104187147" calcext:value-type="float">
            <text:p>12,79311041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formula="of:=3*SQRT([.$C$24]/[.O3]*0.001/(2*([.$C$25]-[.$C$26])*9.81))" office:value-type="float" office:value="0.00000102665359785744" calcext:value-type="float">
            <text:p>1,03E-06</text:p>
          </table:table-cell>
          <table:table-cell table:formula="of:=18*[.$F$24]*PI()/[.Q3]*SQRT(([.$C$24]*[.H54])^3*[.O3]^(-1)/1000/2/([.$C$25]-[.$C$26])/9.81)*(1/[.G3]+1/[.O3])*0.001" office:value-type="float" office:value="5.90641760320131E-019" calcext:value-type="float">
            <text:p>5,90641760320131E-019</text:p>
          </table:table-cell>
          <table:table-cell table:formula="of:=[.C54]/1.602176565E-019" office:value-type="float" office:value="3.68649606555773" calcext:value-type="float">
            <text:p>3,6864960656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3*SQRT([.$C$24]/[.O4]*0.001/(2*([.$C$25]-[.$C$26])*9.81))" office:value-type="float" office:value="0.0000010308396511584" calcext:value-type="float">
            <text:p>1,03E-06</text:p>
          </table:table-cell>
          <table:table-cell table:formula="of:=18*[.$F$24]*PI()/[.Q4]*SQRT(([.$C$24]*[.H55])^3*[.O4]^(-1)/1000/2/([.$C$25]-[.$C$26])/9.81)*(1/[.G4]+1/[.O4])*0.001" office:value-type="float" office:value="5.70360640799438E-019" calcext:value-type="float">
            <text:p>5,70360640799438E-019</text:p>
          </table:table-cell>
          <table:table-cell table:formula="of:=[.C55]/1.602176565E-019" office:value-type="float" office:value="3.55991126857756" calcext:value-type="float">
            <text:p>3,55991126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table:formula="of:=3*SQRT([.$C$24]/[.O5]*0.001/(2*([.$C$25]-[.$C$26])*9.81))" office:value-type="float" office:value="0.000000897753607233064" calcext:value-type="float">
            <text:p>8,98E-07</text:p>
          </table:table-cell>
          <table:table-cell table:formula="of:=18*[.$F$24]*PI()/[.Q5]*SQRT(([.$C$24]*[.H56])^3*[.O5]^(-1)/1000/2/([.$C$25]-[.$C$26])/9.81)*(1/[.G5]+1/[.O5])*0.001" office:value-type="float" office:value="6.36765939286589E-019" calcext:value-type="float">
            <text:p>6,36765939286589E-019</text:p>
          </table:table-cell>
          <table:table-cell table:formula="of:=[.C56]/1.602176565E-019" office:value-type="float" office:value="3.97438055952709" calcext:value-type="float">
            <text:p>3,9743805595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formula="of:=3*SQRT([.$C$24]/[.O6]*0.001/(2*([.$C$25]-[.$C$26])*9.81))" office:value-type="float" office:value="0.000000554925026409637" calcext:value-type="float">
            <text:p>5,55E-07</text:p>
          </table:table-cell>
          <table:table-cell table:formula="of:=18*[.$F$24]*PI()/[.Q6]*SQRT(([.$C$24]*[.H57])^3*[.O6]^(-1)/1000/2/([.$C$25]-[.$C$26])/9.81)*(1/[.G6]+1/[.O6])*0.001" office:value-type="float" office:value="1.96539597805529E-019" calcext:value-type="float">
            <text:p>1,96539597805529E-019</text:p>
          </table:table-cell>
          <table:table-cell table:formula="of:=[.C57]/1.602176565E-019" office:value-type="float" office:value="1.22670373602381" calcext:value-type="float">
            <text:p>1,226703736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formula="of:=3*SQRT([.$C$24]/[.O7]*0.001/(2*([.$C$25]-[.$C$26])*9.81))" office:value-type="float" office:value="0.000000611501090600646" calcext:value-type="float">
            <text:p>6,12E-07</text:p>
          </table:table-cell>
          <table:table-cell table:formula="of:=18*[.$F$24]*PI()/[.Q7]*SQRT(([.$C$24]*[.H58])^3*[.O7]^(-1)/1000/2/([.$C$25]-[.$C$26])/9.81)*(1/[.G7]+1/[.O7])*0.001" office:value-type="float" office:value="2.1113343473317E-019" calcext:value-type="float">
            <text:p>2,1113343473317E-019</text:p>
          </table:table-cell>
          <table:table-cell table:formula="of:=[.C58]/1.602176565E-019" office:value-type="float" office:value="1.31779130556169" calcext:value-type="float">
            <text:p>1,3177913056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3*SQRT([.$C$24]/[.O8]*0.001/(2*([.$C$25]-[.$C$26])*9.81))" office:value-type="float" office:value="0.00000132564611224452" calcext:value-type="float">
            <text:p>1,33E-06</text:p>
          </table:table-cell>
          <table:table-cell table:formula="of:=18*[.$F$24]*PI()/[.Q8]*SQRT(([.$C$24]*[.H59])^3*[.O8]^(-1)/1000/2/([.$C$25]-[.$C$26])/9.81)*(1/[.G8]+1/[.O8])*0.001" office:value-type="float" office:value="1.097313607367E-018" calcext:value-type="float">
            <text:p>1,097313607367E-018</text:p>
          </table:table-cell>
          <table:table-cell table:formula="of:=[.C59]/1.602176565E-019" office:value-type="float" office:value="6.84889313286764" calcext:value-type="float">
            <text:p>6,84889313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3*SQRT([.$C$24]/[.O9]*0.001/(2*([.$C$25]-[.$C$26])*9.81))" office:value-type="float" office:value="0.00000100204198751629" calcext:value-type="float">
            <text:p>1,00E-06</text:p>
          </table:table-cell>
          <table:table-cell table:formula="of:=18*[.$F$24]*PI()/[.Q9]*SQRT(([.$C$24]*[.H60])^3*[.O9]^(-1)/1000/2/([.$C$25]-[.$C$26])/9.81)*(1/[.G9]+1/[.O9])*0.001" office:value-type="float" office:value="5.80052188502126E-019" calcext:value-type="float">
            <text:p>5,80052188502126E-019</text:p>
          </table:table-cell>
          <table:table-cell table:formula="of:=[.C60]/1.602176565E-019" office:value-type="float" office:value="3.62040115411453" calcext:value-type="float">
            <text:p>3,62040115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table:formula="of:=3*SQRT([.$C$24]/[.O10]*0.001/(2*([.$C$25]-[.$C$26])*9.81))" office:value-type="float" office:value="0.000000961466058514538" calcext:value-type="float">
            <text:p>9,61E-07</text:p>
          </table:table-cell>
          <table:table-cell table:formula="of:=18*[.$F$24]*PI()/[.Q10]*SQRT(([.$C$24]*[.H61])^3*[.O10]^(-1)/1000/2/([.$C$25]-[.$C$26])/9.81)*(1/[.G10]+1/[.O10])*0.001" office:value-type="float" office:value="5.87103804574095E-019" calcext:value-type="float">
            <text:p>5,87103804574095E-019</text:p>
          </table:table-cell>
          <table:table-cell table:formula="of:=[.C61]/1.602176565E-019" office:value-type="float" office:value="3.66441388171281" calcext:value-type="float">
            <text:p>3,6644138817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table:formula="of:=3*SQRT([.$C$24]/[.O11]*0.001/(2*([.$C$25]-[.$C$26])*9.81))" office:value-type="float" office:value="0.00000116379712793739" calcext:value-type="float">
            <text:p>1,16E-06</text:p>
          </table:table-cell>
          <table:table-cell table:formula="of:=18*[.$F$24]*PI()/[.Q11]*SQRT(([.$C$24]*[.H62])^3*[.O11]^(-1)/1000/2/([.$C$25]-[.$C$26])/9.81)*(1/[.G11]+1/[.O11])*0.001" office:value-type="float" office:value="1.11958277275305E-018" calcext:value-type="float">
            <text:p>1,11958277275305E-018</text:p>
          </table:table-cell>
          <table:table-cell table:formula="of:=[.C62]/1.602176565E-019" office:value-type="float" office:value="6.98788633669132" calcext:value-type="float">
            <text:p>6,9878863367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3*SQRT([.$C$24]/[.O12]*0.001/(2*([.$C$25]-[.$C$26])*9.81))" office:value-type="float" office:value="0.000000874341223669835" calcext:value-type="float">
            <text:p>8,74E-07</text:p>
          </table:table-cell>
          <table:table-cell table:formula="of:=18*[.$F$24]*PI()/[.Q12]*SQRT(([.$C$24]*[.H63])^3*[.O12]^(-1)/1000/2/([.$C$25]-[.$C$26])/9.81)*(1/[.G12]+1/[.O12])*0.001" office:value-type="float" office:value="5.99733804567654E-019" calcext:value-type="float">
            <text:p>5,99733804567654E-019</text:p>
          </table:table-cell>
          <table:table-cell table:formula="of:=[.C63]/1.602176565E-019" office:value-type="float" office:value="3.74324414467799" calcext:value-type="float">
            <text:p>3,74324414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3*SQRT([.$C$24]/[.O13]*0.001/(2*([.$C$25]-[.$C$26])*9.81))" office:value-type="float" office:value="0.000000893350083751126" calcext:value-type="float">
            <text:p>8,93E-07</text:p>
          </table:table-cell>
          <table:table-cell table:formula="of:=18*[.$F$24]*PI()/[.Q13]*SQRT(([.$C$24]*[.H64])^3*[.O13]^(-1)/1000/2/([.$C$25]-[.$C$26])/9.81)*(1/[.G13]+1/[.O13])*0.001" office:value-type="float" office:value="6.01751376618601E-019" calcext:value-type="float">
            <text:p>6,01751376618601E-019</text:p>
          </table:table-cell>
          <table:table-cell table:formula="of:=[.C64]/1.602176565E-019" office:value-type="float" office:value="3.75583683948468" calcext:value-type="float">
            <text:p>3,75583683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3*SQRT([.$C$24]/[.O14]*0.001/(2*([.$C$25]-[.$C$26])*9.81))" office:value-type="float" office:value="0.000000892831920672669" calcext:value-type="float">
            <text:p>8,93E-07</text:p>
          </table:table-cell>
          <table:table-cell table:formula="of:=18*[.$F$24]*PI()/[.Q14]*SQRT(([.$C$24]*[.H65])^3*[.O14]^(-1)/1000/2/([.$C$25]-[.$C$26])/9.81)*(1/[.G14]+1/[.O14])*0.001" office:value-type="float" office:value="5.59716176659615E-019" calcext:value-type="float">
            <text:p>5,59716176659615E-019</text:p>
          </table:table-cell>
          <table:table-cell table:formula="of:=[.C65]/1.602176565E-019" office:value-type="float" office:value="3.49347374619485" calcext:value-type="float">
            <text:p>3,49347374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3*SQRT([.$C$24]/[.O15]*0.001/(2*([.$C$25]-[.$C$26])*9.81))" office:value-type="float" office:value="0.000000970172369615136" calcext:value-type="float">
            <text:p>9,70E-07</text:p>
          </table:table-cell>
          <table:table-cell table:formula="of:=18*[.$F$24]*PI()/[.Q15]*SQRT(([.$C$24]*[.H66])^3*[.O15]^(-1)/1000/2/([.$C$25]-[.$C$26])/9.81)*(1/[.G15]+1/[.O15])*0.001" office:value-type="float" office:value="6.00256475777576E-019" calcext:value-type="float">
            <text:p>6,00256475777576E-019</text:p>
          </table:table-cell>
          <table:table-cell table:formula="of:=[.C66]/1.602176565E-019" office:value-type="float" office:value="3.74650640191817" calcext:value-type="float">
            <text:p>3,74650640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table:formula="of:=3*SQRT([.$C$24]/[.O16]*0.001/(2*([.$C$25]-[.$C$26])*9.81))" office:value-type="float" office:value="0.000000884518185837106" calcext:value-type="float">
            <text:p>8,85E-07</text:p>
          </table:table-cell>
          <table:table-cell table:formula="of:=18*[.$F$24]*PI()/[.Q16]*SQRT(([.$C$24]*[.H67])^3*[.O16]^(-1)/1000/2/([.$C$25]-[.$C$26])/9.81)*(1/[.G16]+1/[.O16])*0.001" office:value-type="float" office:value="3.70157799282538E-019" calcext:value-type="float">
            <text:p>3,70157799282538E-019</text:p>
          </table:table-cell>
          <table:table-cell table:formula="of:=[.C67]/1.602176565E-019" office:value-type="float" office:value="2.31034336270259" calcext:value-type="float">
            <text:p>2,31034336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3*SQRT([.$C$24]/[.O17]*0.001/(2*([.$C$25]-[.$C$26])*9.81))" office:value-type="float" office:value="0.00000101788383842737" calcext:value-type="float">
            <text:p>1,02E-06</text:p>
          </table:table-cell>
          <table:table-cell table:formula="of:=18*[.$F$24]*PI()/[.Q17]*SQRT(([.$C$24]*[.H68])^3*[.O17]^(-1)/1000/2/([.$C$25]-[.$C$26])/9.81)*(1/[.G17]+1/[.O17])*0.001" office:value-type="float" office:value="7.14313250809529E-019" calcext:value-type="float">
            <text:p>7,14313250809529E-019</text:p>
          </table:table-cell>
          <table:table-cell table:formula="of:=[.C68]/1.602176565E-019" office:value-type="float" office:value="4.45839282894223" calcext:value-type="float">
            <text:p>4,45839282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3*SQRT([.$C$24]/[.O18]*0.001/(2*([.$C$25]-[.$C$26])*9.81))" office:value-type="float" office:value="0.00000101777426483983" calcext:value-type="float">
            <text:p>1,02E-06</text:p>
          </table:table-cell>
          <table:table-cell table:formula="of:=18*[.$F$24]*PI()/[.Q18]*SQRT(([.$C$24]*[.H69])^3*[.O18]^(-1)/1000/2/([.$C$25]-[.$C$26])/9.81)*(1/[.G18]+1/[.O18])*0.001" office:value-type="float" office:value="5.57476753601461E-019" calcext:value-type="float">
            <text:p>5,57476753601461E-019</text:p>
          </table:table-cell>
          <table:table-cell table:formula="of:=[.C69]/1.602176565E-019" office:value-type="float" office:value="3.47949636625387" calcext:value-type="float">
            <text:p>3,47949636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3*SQRT([.$C$24]/[.O19]*0.001/(2*([.$C$25]-[.$C$26])*9.81))" office:value-type="float" office:value="0.000000956335271052854" calcext:value-type="float">
            <text:p>9,56E-07</text:p>
          </table:table-cell>
          <table:table-cell table:formula="of:=18*[.$F$24]*PI()/[.Q19]*SQRT(([.$C$24]*[.H70])^3*[.O19]^(-1)/1000/2/([.$C$25]-[.$C$26])/9.81)*(1/[.G19]+1/[.O19])*0.001" office:value-type="float" office:value="5.59473011399755E-019" calcext:value-type="float">
            <text:p>5,59473011399755E-019</text:p>
          </table:table-cell>
          <table:table-cell table:formula="of:=[.C70]/1.602176565E-019" office:value-type="float" office:value="3.49195602795348" calcext:value-type="float">
            <text:p>3,4919560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3*SQRT([.$C$24]/[.O20]*0.001/(2*([.$C$25]-[.$C$26])*9.81))" office:value-type="float" office:value="0.00000123768565149896" calcext:value-type="float">
            <text:p>1,24E-06</text:p>
          </table:table-cell>
          <table:table-cell table:formula="of:=18*[.$F$24]*PI()/[.Q20]*SQRT(([.$C$24]*[.H71])^3*[.O20]^(-1)/1000/2/([.$C$25]-[.$C$26])/9.81)*(1/[.G20]+1/[.O20])*0.001" office:value-type="float" office:value="1.30371750309362E-018" calcext:value-type="float">
            <text:p>1,30371750309362E-018</text:p>
          </table:table-cell>
          <table:table-cell table:formula="of:=[.C71]/1.602176565E-019" office:value-type="float" office:value="8.13716497653068" calcext:value-type="float">
            <text:p>8,13716497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table:formula="of:=3*SQRT([.$C$24]/[.O21]*0.001/(2*([.$C$25]-[.$C$26])*9.81))" office:value-type="float" office:value="0.000000968280087006941" calcext:value-type="float">
            <text:p>9,68E-07</text:p>
          </table:table-cell>
          <table:table-cell table:formula="of:=18*[.$F$24]*PI()/[.Q21]*SQRT(([.$C$24]*[.H72])^3*[.O21]^(-1)/1000/2/([.$C$25]-[.$C$26])/9.81)*(1/[.G21]+1/[.O21])*0.001" office:value-type="float" office:value="5.89214658743914E-019" calcext:value-type="float">
            <text:p>5,89214658743914E-019</text:p>
          </table:table-cell>
          <table:table-cell table:formula="of:=[.C72]/1.602176565E-019" office:value-type="float" office:value="3.677588797736" calcext:value-type="float">
            <text:p>3,67758879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zeshini</meta:initial-creator>
    <meta:creation-date>2015-01-06T14:27:02</meta:creation-date>
    <dc:creator>Frederik </dc:creator>
    <dc:date>2015-01-06T18:47:04.531827118</dc:date>
    <meta:generator>LibreOffice/4.2.7.2$Linux_X86_64 LibreOffice_project/420m0$Build-2</meta:generator>
    <meta:editing-duration>PT1H2M21S</meta:editing-duration>
    <meta:editing-cycles>3</meta:editing-cycles>
    <meta:document-statistic meta:table-count="1" meta:cell-count="4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69cm" svg:y="3.952cm" style:legend-expansion="high" chart:style-name="ch2"/>
        <chart:plot-area chart:style-name="ch3" table:cell-range-address="Tabelle1.L28:Tabelle1.M30" svg:x="0.32cm" svg:y="0.18cm" svg:width="10.629cm" svg:height="8.64cm">
          <chartooo:coordinate-region svg:x="1.232cm" svg:y="0.379cm" svg:width="9.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M28:Tabelle1.M30" chart:class="chart:scatter">
            <chart:domain table:cell-range-address="Tabelle1.L28:Tabelle1.L30"/>
            <chart:regression-curve chart:style-name="ch7">
              <chart:equation chart:display-equation="true" chart:display-r-square="false" svg:x="3.103cm" svg:y="0.612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abelle1.L28:Tabelle1.L30</svg:desc>
                </draw:g>
              </table:table-cell>
              <table:table-cell office:value-type="float" office:value="1.819">
                <text:p>1.819</text:p>
                <draw:g>
                  <svg:desc>Tabelle1.M28:Tabelle1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85">
                <text:p>26.85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867">
                <text:p>1.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